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1cm" table:align="margins"/>
    </style:style>
    <style:style style:name="Table1.A" style:family="table-column">
      <style:table-column-properties style:column-width="5.803cm" style:rel-column-width="21845*"/>
    </style:style>
    <style:style style:name="Table1.B" style:family="table-column">
      <style:table-column-properties style:column-width="11.606cm" style:rel-column-width="43690*"/>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3.351cm" fo:margin-left="2.402cm" table:align="left"/>
    </style:style>
    <style:style style:name="Table2.A" style:family="table-column">
      <style:table-column-properties style:column-width="2.406cm"/>
    </style:style>
    <style:style style:name="Table2.B" style:family="table-column">
      <style:table-column-properties style:column-width="2.454cm"/>
    </style:style>
    <style:style style:name="Table2.C" style:family="table-column">
      <style:table-column-properties style:column-width="8.491cm"/>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Table2.A2" style:family="table-cell">
      <style:table-cell-properties fo:padding="0.097cm" fo:border-left="0.05pt solid #000000" fo:border-right="none" fo:border-top="0.05pt solid #000000"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0.05pt solid #000000" fo:border-bottom="0.05pt solid #000000"/>
    </style:style>
    <style:style style:name="Table2.A4" style:family="table-cell">
      <style:table-cell-properties fo:padding="0.097cm" fo:border-left="0.05pt solid #000000" fo:border-right="none" fo:border-top="0.05pt solid #000000" fo:border-bottom="0.05pt solid #000000"/>
    </style:style>
    <style:style style:name="Table2.A5" style:family="table-cell">
      <style:table-cell-properties fo:padding="0.097cm" fo:border-left="0.05pt solid #000000" fo:border-right="none" fo:border-top="0.05pt solid #000000" fo:border-bottom="0.05pt solid #000000"/>
    </style:style>
    <style:style style:name="Table3" style:family="table">
      <style:table-properties style:width="13.903cm" fo:margin-left="2.018cm" table:align="left"/>
    </style:style>
    <style:style style:name="Table3.A" style:family="table-column">
      <style:table-column-properties style:column-width="2.309cm"/>
    </style:style>
    <style:style style:name="Table3.B" style:family="table-column">
      <style:table-column-properties style:column-width="3.007cm"/>
    </style:style>
    <style:style style:name="Table3.C" style:family="table-column">
      <style:table-column-properties style:column-width="8.58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4.002cm" fo:margin-left="1.993cm" table:align="left"/>
    </style:style>
    <style:style style:name="Table4.A" style:family="table-column">
      <style:table-column-properties style:column-width="2.309cm"/>
    </style:style>
    <style:style style:name="Table4.B" style:family="table-column">
      <style:table-column-properties style:column-width="2.983cm"/>
    </style:style>
    <style:style style:name="Table4.C" style:family="table-column">
      <style:table-column-properties style:column-width="8.7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41cm" table:align="margins" style:shadow="none"/>
    </style:style>
    <style:style style:name="Table5.A" style:family="table-column">
      <style:table-column-properties style:column-width="5.604cm" style:rel-column-width="3177*"/>
    </style:style>
    <style:style style:name="Table5.B" style:family="table-column">
      <style:table-column-properties style:column-width="10.391cm" style:rel-column-width="5891*"/>
    </style:style>
    <style:style style:name="Table5.C" style:family="table-column">
      <style:table-column-properties style:column-width="1.415cm" style:rel-column-width="802*"/>
    </style:style>
    <style:style style:name="Table5.A1" style:family="table-cell">
      <style:table-cell-properties style:vertical-align="middle" fo:padding="0.097cm" fo:border="none"/>
    </style:style>
    <style:style style:name="P1" style:family="paragraph" style:parent-style-name="Standard">
      <style:paragraph-properties fo:line-height="100%" fo:text-align="center" style:justify-single-word="false"/>
      <style:text-properties fo:font-size="32pt" officeooo:rsid="00206fc9" officeooo:paragraph-rsid="00206fc9" style:font-size-asian="32pt" style:font-size-complex="32pt"/>
    </style:style>
    <style:style style:name="P2" style:family="paragraph" style:parent-style-name="Standard">
      <style:paragraph-properties fo:line-height="100%" fo:text-align="end" style:justify-single-word="false"/>
      <style:text-properties fo:font-size="32pt" officeooo:rsid="001d9ea9" officeooo:paragraph-rsid="001d9ea9" style:font-size-asian="32pt" style:font-size-complex="32pt"/>
    </style:style>
    <style:style style:name="P3" style:family="paragraph" style:parent-style-name="Standard">
      <style:paragraph-properties fo:line-height="100%" fo:text-align="end" style:justify-single-word="false"/>
      <style:text-properties fo:font-size="32pt" officeooo:paragraph-rsid="00206fc9" style:font-size-asian="32pt" style:font-size-complex="32pt"/>
    </style:style>
    <style:style style:name="P4" style:family="paragraph" style:parent-style-name="Standard">
      <style:paragraph-properties fo:line-height="0.7cm"/>
      <style:text-properties fo:font-size="12.5pt" style:font-size-asian="12.5pt" style:font-size-complex="12.5pt"/>
    </style:style>
    <style:style style:name="P5" style:family="paragraph" style:parent-style-name="Standard">
      <style:paragraph-properties fo:line-height="0.7cm" fo:text-align="justify" style:justify-single-word="false"/>
      <style:text-properties fo:font-size="12.5pt" style:font-size-asian="12.5pt" style:font-size-complex="12.5pt"/>
    </style:style>
    <style:style style:name="P6" style:family="paragraph" style:parent-style-name="Standard">
      <style:paragraph-properties fo:line-height="0.7cm" fo:text-align="justify" style:justify-single-word="false"/>
      <style:text-properties fo:font-size="12.5pt" officeooo:paragraph-rsid="0022cdb5" style:font-size-asian="12.5pt" style:font-size-complex="12.5pt"/>
    </style:style>
    <style:style style:name="P7" style:family="paragraph" style:parent-style-name="Standard">
      <style:paragraph-properties fo:line-height="0.7cm" fo:text-align="justify" style:justify-single-word="false"/>
      <style:text-properties fo:font-size="12.5pt" officeooo:paragraph-rsid="0023ba4f" style:font-size-asian="12.5pt" style:font-size-complex="12.5pt"/>
    </style:style>
    <style:style style:name="P8" style:family="paragraph" style:parent-style-name="Standard">
      <style:paragraph-properties fo:line-height="0.7cm" fo:text-align="justify" style:justify-single-word="false"/>
      <style:text-properties fo:font-size="12.5pt" officeooo:paragraph-rsid="0025a643" style:font-size-asian="12.5pt" style:font-size-complex="12.5pt"/>
    </style:style>
    <style:style style:name="P9" style:family="paragraph" style:parent-style-name="Standard">
      <style:paragraph-properties fo:line-height="0.7cm" fo:text-align="justify" style:justify-single-word="false"/>
      <style:text-properties fo:font-size="12.5pt" officeooo:paragraph-rsid="00277f46" style:font-size-asian="12.5pt" style:font-size-complex="12.5pt"/>
    </style:style>
    <style:style style:name="P10" style:family="paragraph" style:parent-style-name="Standard">
      <style:paragraph-properties fo:line-height="0.7cm" fo:text-align="justify" style:justify-single-word="false"/>
      <style:text-properties fo:font-size="12.5pt" officeooo:paragraph-rsid="002e2a8d" style:font-size-asian="12.5pt" style:font-size-complex="12.5pt"/>
    </style:style>
    <style:style style:name="P11" style:family="paragraph" style:parent-style-name="Standard">
      <style:paragraph-properties fo:line-height="0.7cm" fo:text-align="justify" style:justify-single-word="false"/>
      <style:text-properties fo:font-size="12.5pt" officeooo:paragraph-rsid="0030a23b" style:font-size-asian="12.5pt" style:font-size-complex="12.5pt"/>
    </style:style>
    <style:style style:name="P12" style:family="paragraph" style:parent-style-name="Standard">
      <style:paragraph-properties fo:line-height="0.7cm" fo:text-align="justify" style:justify-single-word="false"/>
      <style:text-properties fo:font-size="12.5pt" officeooo:paragraph-rsid="0036aee6" style:font-size-asian="12.5pt" style:font-size-complex="12.5pt"/>
    </style:style>
    <style:style style:name="P13" style:family="paragraph" style:parent-style-name="Standard">
      <style:paragraph-properties fo:line-height="0.7cm"/>
      <style:text-properties fo:font-size="12.5pt" officeooo:paragraph-rsid="00246ed4" style:font-size-asian="12.5pt" style:font-size-complex="12.5pt"/>
    </style:style>
    <style:style style:name="P14" style:family="paragraph" style:parent-style-name="Standard">
      <style:paragraph-properties fo:line-height="0.7cm"/>
      <style:text-properties fo:font-size="12.5pt" officeooo:paragraph-rsid="0024bee7" style:font-size-asian="12.5pt" style:font-size-complex="12.5pt"/>
    </style:style>
    <style:style style:name="P15" style:family="paragraph" style:parent-style-name="Standard">
      <style:paragraph-properties fo:line-height="0.7cm" fo:text-align="center" style:justify-single-word="false"/>
      <style:text-properties fo:font-size="12.5pt" style:font-size-asian="12.5pt" style:font-size-complex="12.5pt"/>
    </style:style>
    <style:style style:name="P16" style:family="paragraph" style:parent-style-name="Standard">
      <style:paragraph-properties fo:line-height="0.7cm" fo:text-align="center" style:justify-single-word="false"/>
      <style:text-properties fo:font-size="12.5pt" officeooo:paragraph-rsid="00246ed4" style:font-size-asian="12.5pt" style:font-size-complex="12.5pt"/>
    </style:style>
    <style:style style:name="P17" style:family="paragraph" style:parent-style-name="Standard">
      <style:paragraph-properties fo:line-height="0.7cm" fo:text-align="center" style:justify-single-word="false"/>
      <style:text-properties fo:font-size="12.5pt" officeooo:paragraph-rsid="0030a23b" style:font-size-asian="12.5pt" style:font-size-complex="12.5pt"/>
    </style:style>
    <style:style style:name="P18" style:family="paragraph" style:parent-style-name="Standard">
      <style:paragraph-properties fo:line-height="0.7cm"/>
      <style:text-properties fo:font-size="12.5pt" officeooo:paragraph-rsid="0031442e" style:font-size-asian="12.5pt" style:font-size-complex="12.5pt"/>
    </style:style>
    <style:style style:name="P19" style:family="paragraph" style:parent-style-name="Standard">
      <style:paragraph-properties fo:line-height="0.7cm" fo:text-align="center" style:justify-single-word="false"/>
      <style:text-properties fo:font-size="12.5pt" officeooo:rsid="00354c04" officeooo:paragraph-rsid="00354c04" style:font-size-asian="12.5pt" style:font-size-complex="12.5pt"/>
    </style:style>
    <style:style style:name="P20" style:family="paragraph" style:parent-style-name="Standard">
      <style:paragraph-properties fo:line-height="0.7cm" fo:text-align="justify" style:justify-single-word="false"/>
      <style:text-properties fo:font-size="12.5pt" officeooo:rsid="00394cc0" officeooo:paragraph-rsid="00394cc0" style:font-size-asian="12.5pt" style:font-size-complex="12.5pt"/>
    </style:style>
    <style:style style:name="P21" style:family="paragraph" style:parent-style-name="Standard">
      <style:paragraph-properties fo:line-height="0.7cm" fo:text-align="justify" style:justify-single-word="false"/>
      <style:text-properties fo:font-size="12.5pt" fo:font-weight="bold" officeooo:paragraph-rsid="003799ba" style:font-size-asian="10.8999996185303pt" style:font-weight-asian="bold" style:font-size-complex="12.5pt" style:font-weight-complex="bold"/>
    </style:style>
    <style:style style:name="P22" style:family="paragraph" style:parent-style-name="Standard">
      <style:paragraph-properties fo:line-height="0.7cm" fo:text-align="justify" style:justify-single-word="false"/>
      <style:text-properties fo:font-size="15pt" officeooo:paragraph-rsid="002e2a8d" style:font-size-asian="15pt" style:font-size-complex="15pt"/>
    </style:style>
    <style:style style:name="P23" style:family="paragraph" style:parent-style-name="Standard">
      <style:paragraph-properties fo:line-height="0.7cm" fo:text-align="justify" style:justify-single-word="false"/>
      <style:text-properties fo:font-size="15pt" fo:font-weight="bold" style:font-size-asian="15pt" style:font-weight-asian="bold" style:font-size-complex="15pt" style:font-weight-complex="bold"/>
    </style:style>
    <style:style style:name="P24" style:family="paragraph" style:parent-style-name="Standard">
      <style:paragraph-properties fo:line-height="0.7cm" fo:text-align="justify" style:justify-single-word="false"/>
      <style:text-properties fo:font-size="15pt" fo:font-weight="bold" officeooo:paragraph-rsid="003799ba" style:font-size-asian="15pt" style:font-weight-asian="bold" style:font-size-complex="15pt" style:font-weight-complex="bold"/>
    </style:style>
    <style:style style:name="P25" style:family="paragraph" style:parent-style-name="Standard">
      <style:paragraph-properties fo:line-height="0.7cm" fo:text-align="justify" style:justify-single-word="false"/>
      <style:text-properties fo:font-size="15pt" fo:font-weight="bold" officeooo:rsid="002e2a8d" officeooo:paragraph-rsid="002e2a8d" style:font-size-asian="15pt" style:font-weight-asian="bold" style:font-size-complex="15pt" style:font-weight-complex="bold"/>
    </style:style>
    <style:style style:name="P26" style:family="paragraph" style:parent-style-name="Standard">
      <style:paragraph-properties fo:line-height="0.7cm" fo:text-align="justify" style:justify-single-word="false"/>
      <style:text-properties fo:font-size="15pt" fo:font-weight="bold" officeooo:rsid="00394cc0" officeooo:paragraph-rsid="00394cc0" style:font-size-asian="15pt" style:font-weight-asian="bold" style:font-size-complex="15pt" style:font-weight-complex="bold"/>
    </style:style>
    <style:style style:name="P27" style:family="paragraph" style:parent-style-name="Standard">
      <style:paragraph-properties fo:line-height="0.7cm" fo:text-align="center" style:justify-single-word="false"/>
      <style:text-properties fo:font-size="12pt" fo:font-weight="normal" officeooo:rsid="00417664" officeooo:paragraph-rsid="00417664"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font-size="12pt" fo:font-weight="normal" officeooo:rsid="00417664" officeooo:paragraph-rsid="00417664" style:font-size-asian="12pt" style:font-weight-asian="normal" style:font-size-complex="12pt" style:font-weight-complex="normal"/>
    </style:style>
    <style:style style:name="P29" style:family="paragraph" style:parent-style-name="Standard">
      <style:paragraph-properties fo:line-height="0.7cm" fo:text-align="justify" style:justify-single-word="false"/>
      <style:text-properties fo:font-size="16pt" fo:font-weight="bold" style:font-size-asian="16pt" style:font-weight-asian="bold" style:font-size-complex="16pt" style:font-weight-complex="bold"/>
    </style:style>
    <style:style style:name="P30" style:family="paragraph" style:parent-style-name="Standard">
      <style:paragraph-properties fo:line-height="0.7cm"/>
      <style:text-properties fo:font-size="16pt" fo:font-weight="bold" officeooo:paragraph-rsid="00394cc0" style:font-size-asian="16pt" style:font-weight-asian="bold" style:font-size-complex="16pt" style:font-weight-complex="bold"/>
    </style:style>
    <style:style style:name="P31" style:family="paragraph" style:parent-style-name="Standard">
      <style:paragraph-properties fo:line-height="0.7cm" fo:text-align="start" style:justify-single-word="false"/>
      <style:text-properties fo:font-size="16pt" fo:font-weight="bold" officeooo:paragraph-rsid="00394cc0" style:font-size-asian="16pt" style:font-weight-asian="bold" style:font-size-complex="16pt" style:font-weight-complex="bold"/>
    </style:style>
    <style:style style:name="P32" style:family="paragraph" style:parent-style-name="Standard">
      <style:paragraph-properties fo:line-height="0.7cm" fo:text-align="start" style:justify-single-word="false"/>
      <style:text-properties fo:font-size="16pt" fo:font-weight="bold" officeooo:paragraph-rsid="00408ff6" style:font-size-asian="16pt" style:font-weight-asian="bold" style:font-size-complex="16pt" style:font-weight-complex="bold"/>
    </style:style>
    <style:style style:name="P33" style:family="paragraph" style:parent-style-name="Standard">
      <style:paragraph-properties fo:line-height="0.7cm" fo:text-align="start" style:justify-single-word="false"/>
      <style:text-properties fo:font-size="16pt" fo:font-weight="bold" officeooo:rsid="003c5505" officeooo:paragraph-rsid="003c5505" style:font-size-asian="16pt" style:font-weight-asian="bold" style:font-size-complex="16pt" style:font-weight-complex="bold"/>
    </style:style>
    <style:style style:name="P34" style:family="paragraph" style:parent-style-name="Standard">
      <style:paragraph-properties fo:line-height="0.7cm" fo:text-align="justify" style:justify-single-word="false"/>
      <style:text-properties fo:font-size="16pt" fo:font-weight="bold" officeooo:rsid="003c7fea" officeooo:paragraph-rsid="003c7fea" style:font-size-asian="16pt" style:font-weight-asian="bold" style:font-size-complex="16pt" style:font-weight-complex="bold"/>
    </style:style>
    <style:style style:name="P35" style:family="paragraph" style:parent-style-name="Standard">
      <style:paragraph-properties fo:line-height="0.7cm" fo:text-align="justify" style:justify-single-word="false"/>
      <style:text-properties fo:font-size="16pt" officeooo:paragraph-rsid="003c7fea" style:font-size-asian="16pt" style:font-size-complex="16pt"/>
    </style:style>
    <style:style style:name="P36" style:family="paragraph" style:parent-style-name="Standard">
      <style:paragraph-properties fo:line-height="0.7cm"/>
      <style:text-properties fo:font-size="16pt" fo:font-weight="normal" officeooo:paragraph-rsid="00394cc0" style:font-size-asian="16pt" style:font-weight-asian="normal" style:font-size-complex="16pt" style:font-weight-complex="normal"/>
    </style:style>
    <style:style style:name="P37" style:family="paragraph" style:parent-style-name="Standard">
      <style:paragraph-properties fo:line-height="100%" fo:text-align="end" style:justify-single-word="false"/>
      <style:text-properties officeooo:rsid="0020a097" officeooo:paragraph-rsid="0020a097"/>
    </style:style>
    <style:style style:name="P38" style:family="paragraph" style:parent-style-name="Standard">
      <style:paragraph-properties fo:line-height="100%" fo:text-align="center" style:justify-single-word="false"/>
      <style:text-properties fo:font-size="26pt" officeooo:paragraph-rsid="00206fc9" style:font-size-asian="26pt" style:font-size-complex="26pt"/>
    </style:style>
    <style:style style:name="P39" style:family="paragraph" style:parent-style-name="Standard">
      <style:paragraph-properties fo:line-height="100%" fo:text-align="center" style:justify-single-word="false"/>
      <style:text-properties fo:font-size="28pt" officeooo:paragraph-rsid="00206fc9" style:font-size-asian="28pt" style:font-size-complex="28pt"/>
    </style:style>
    <style:style style:name="P40" style:family="paragraph" style:parent-style-name="Standard">
      <style:paragraph-properties fo:line-height="100%" fo:text-align="end" style:justify-single-word="false"/>
      <style:text-properties fo:font-size="28pt" fo:font-style="italic" officeooo:paragraph-rsid="00206fc9" style:font-size-asian="28pt" style:font-style-asian="italic" style:font-size-complex="28pt" style:font-style-complex="italic"/>
    </style:style>
    <style:style style:name="P41" style:family="paragraph" style:parent-style-name="Standard">
      <style:paragraph-properties fo:line-height="100%" fo:text-align="end" style:justify-single-word="false"/>
      <style:text-properties fo:font-size="24pt" fo:font-style="italic" officeooo:rsid="001d9ea9" officeooo:paragraph-rsid="001d9ea9" style:font-size-asian="24pt" style:font-style-asian="italic" style:font-size-complex="24pt" style:font-style-complex="italic"/>
    </style:style>
    <style:style style:name="P42" style:family="paragraph" style:parent-style-name="Standard">
      <style:paragraph-properties fo:line-height="100%" fo:text-align="end" style:justify-single-word="false"/>
      <style:text-properties fo:font-size="24pt" fo:font-style="italic" officeooo:rsid="0020a097" officeooo:paragraph-rsid="0020a097" style:font-size-asian="24pt" style:font-style-asian="italic" style:font-size-complex="24pt" style:font-style-complex="italic"/>
    </style:style>
    <style:style style:name="P43" style:family="paragraph" style:parent-style-name="Standard">
      <style:paragraph-properties fo:line-height="0.7cm" fo:text-align="center" style:justify-single-word="false"/>
      <style:text-properties style:font-name="DejaVu Sans Mono" fo:font-size="12.5pt" style:font-size-asian="12.5pt" style:font-size-complex="12.5pt"/>
    </style:style>
    <style:style style:name="P44"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45" style:family="paragraph" style:parent-style-name="Standard">
      <style:paragraph-properties fo:text-align="center" style:justify-single-word="false"/>
      <style:text-properties fo:font-size="13pt" fo:font-weight="bold" officeooo:rsid="00417664" officeooo:paragraph-rsid="00417664" style:font-size-asian="13pt" style:font-weight-asian="bold" style:font-size-complex="13pt" style:font-weight-complex="bold"/>
    </style:style>
    <style:style style:name="P46" style:family="paragraph" style:parent-style-name="Standard">
      <style:paragraph-properties fo:line-height="0.7cm" fo:text-align="justify" style:justify-single-word="false" fo:break-before="page"/>
      <style:text-properties fo:font-size="15pt" style:font-size-asian="15pt" style:font-size-complex="15pt"/>
    </style:style>
    <style:style style:name="P47" style:family="paragraph" style:parent-style-name="Standard">
      <style:paragraph-properties fo:line-height="0.7cm" fo:text-align="justify" style:justify-single-word="false" fo:break-before="page"/>
      <style:text-properties fo:font-size="16pt" fo:font-weight="bold" style:font-size-asian="16pt" style:font-weight-asian="bold" style:font-size-complex="16pt" style:font-weight-complex="bold"/>
    </style:style>
    <style:style style:name="P48" style:family="paragraph" style:parent-style-name="Standard">
      <style:paragraph-properties fo:line-height="0.7cm" fo:text-align="justify" style:justify-single-word="false" fo:break-before="page"/>
      <style:text-properties fo:font-size="16pt" fo:font-weight="bold" officeooo:paragraph-rsid="001d9ea9" style:font-size-asian="16pt" style:font-weight-asian="bold" style:font-size-complex="16pt" style:font-weight-complex="bold"/>
    </style:style>
    <style:style style:name="P49" style:family="paragraph" style:parent-style-name="Text_20_body">
      <style:text-properties fo:font-size="40pt" officeooo:rsid="003ead2e" officeooo:paragraph-rsid="003ead2e" style:font-size-asian="40pt" style:font-size-complex="40pt"/>
    </style:style>
    <style:style style:name="P50" style:family="paragraph" style:parent-style-name="Text_20_body">
      <style:paragraph-properties fo:break-before="page"/>
    </style:style>
    <style:style style:name="P51" style:family="paragraph" style:parent-style-name="Footer">
      <style:paragraph-properties fo:text-align="center" style:justify-single-word="false"/>
    </style:style>
    <style:style style:name="P52" style:family="paragraph" style:parent-style-name="Preformatted_20_Text">
      <style:paragraph-properties fo:text-align="justify" style:justify-single-word="false"/>
    </style:style>
    <style:style style:name="P53" style:family="paragraph" style:parent-style-name="Preformatted_20_Text">
      <style:text-properties officeooo:paragraph-rsid="003d6796"/>
    </style:style>
    <style:style style:name="T1" style:family="text">
      <style:text-properties officeooo:rsid="001f971d"/>
    </style:style>
    <style:style style:name="T2" style:family="text">
      <style:text-properties officeooo:rsid="00206fc9"/>
    </style:style>
    <style:style style:name="T3" style:family="text">
      <style:text-properties fo:font-weight="bold" style:font-weight-asian="bold" style:font-weight-complex="bold"/>
    </style:style>
    <style:style style:name="T4" style:family="text">
      <style:text-properties fo:font-weight="bold" officeooo:rsid="002e2a8d" style:font-weight-asian="bold" style:font-weight-complex="bold"/>
    </style:style>
    <style:style style:name="T5" style:family="text">
      <style:text-properties fo:font-weight="bold" officeooo:rsid="003c7fea" style:font-weight-asian="bold" style:font-weight-complex="bold"/>
    </style:style>
    <style:style style:name="T6" style:family="text">
      <style:text-properties officeooo:rsid="0020a097"/>
    </style:style>
    <style:style style:name="T7" style:family="text">
      <style:text-properties fo:font-size="28pt" officeooo:rsid="001d9ea9" style:font-size-asian="28pt" style:font-size-complex="28pt"/>
    </style:style>
    <style:style style:name="T8" style:family="text">
      <style:text-properties fo:font-size="28pt" fo:font-weight="bold" officeooo:rsid="001d9ea9" style:font-size-asian="28pt" style:font-weight-asian="bold" style:font-size-complex="28pt" style:font-weight-complex="bold"/>
    </style:style>
    <style:style style:name="T9" style:family="text">
      <style:text-properties officeooo:rsid="0022cdb5"/>
    </style:style>
    <style:style style:name="T10" style:family="text">
      <style:text-properties fo:font-size="24pt" fo:font-style="italic" style:font-size-asian="24pt" style:font-style-asian="italic" style:font-size-complex="24pt" style:font-style-complex="italic"/>
    </style:style>
    <style:style style:name="T11" style:family="text">
      <style:text-properties style:font-name="DejaVu Sans Mono"/>
    </style:style>
    <style:style style:name="T12" style:family="text">
      <style:text-properties style:font-name="DejaVu Sans Mono" fo:font-size="11pt" style:font-size-asian="11pt" style:font-size-complex="11pt"/>
    </style:style>
    <style:style style:name="T13" style:family="text">
      <style:text-properties style:font-name="DejaVu Sans Mono" fo:font-size="11pt" officeooo:rsid="0031442e" style:font-size-asian="11pt" style:font-size-complex="11pt"/>
    </style:style>
    <style:style style:name="T14" style:family="text">
      <style:text-properties style:font-name="DejaVu Sans Mono" fo:font-style="italic" style:font-style-asian="italic" style:font-style-complex="italic"/>
    </style:style>
    <style:style style:name="T15" style:family="text">
      <style:text-properties style:font-name="DejaVu Sans Mono" fo:font-style="normal" style:font-style-asian="normal" style:font-style-complex="normal"/>
    </style:style>
    <style:style style:name="T16" style:family="text">
      <style:text-properties style:font-name="DejaVu Sans Mono" officeooo:rsid="0026aa4d"/>
    </style:style>
    <style:style style:name="T17" style:family="text">
      <style:text-properties style:font-name="DejaVu Sans Mono" officeooo:rsid="00354c04"/>
    </style:style>
    <style:style style:name="T18" style:family="text">
      <style:text-properties officeooo:rsid="00246ed4"/>
    </style:style>
    <style:style style:name="T19" style:family="text">
      <style:text-properties officeooo:rsid="00277f46"/>
    </style:style>
    <style:style style:name="T20" style:family="text">
      <style:text-properties officeooo:rsid="00297235"/>
    </style:style>
    <style:style style:name="T21" style:family="text">
      <style:text-properties officeooo:rsid="002d69f8"/>
    </style:style>
    <style:style style:name="T22" style:family="text">
      <style:text-properties officeooo:rsid="0030a23b"/>
    </style:style>
    <style:style style:name="T23" style:family="text">
      <style:text-properties officeooo:rsid="003630ef"/>
    </style:style>
    <style:style style:name="T24" style:family="text">
      <style:text-properties officeooo:rsid="0036aee6"/>
    </style:style>
    <style:style style:name="T25" style:family="text">
      <style:text-properties officeooo:rsid="00379447"/>
    </style:style>
    <style:style style:name="T26" style:family="text">
      <style:text-properties officeooo:rsid="003799ba"/>
    </style:style>
    <style:style style:name="T27" style:family="text">
      <style:text-properties fo:font-weight="normal" officeooo:rsid="003799ba" style:font-weight-asian="normal" style:font-weight-complex="normal"/>
    </style:style>
    <style:style style:name="T28" style:family="text">
      <style:text-properties fo:font-size="15pt" style:font-size-asian="15pt" style:font-size-complex="15pt"/>
    </style:style>
    <style:style style:name="T29" style:family="text">
      <style:text-properties fo:font-size="15pt" officeooo:rsid="003799ba" style:font-size-asian="15pt" style:font-size-complex="15pt"/>
    </style:style>
    <style:style style:name="T30" style:family="text">
      <style:text-properties fo:font-size="15pt" officeooo:rsid="00394cc0" style:font-size-asian="15pt" style:font-size-complex="15pt"/>
    </style:style>
    <style:style style:name="T31" style:family="text">
      <style:text-properties fo:font-size="15pt" officeooo:rsid="002e2a8d" style:font-size-asian="15pt" style:font-size-complex="15pt"/>
    </style:style>
    <style:style style:name="T32" style:family="text">
      <style:text-properties fo:font-size="15pt" officeooo:rsid="003c5505" style:font-size-asian="15pt" style:font-size-complex="15pt"/>
    </style:style>
    <style:style style:name="T33" style:family="text">
      <style:text-properties officeooo:rsid="003c5505"/>
    </style:style>
    <style:style style:name="T34" style:family="text">
      <style:text-properties officeooo:rsid="003d67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tà di Roma Tor Vergata</text:p>
      <text:p text:style-name="P39"><text:span text:style-name="T2">Facoltà di Ingegneria</text:span></text:p>
      <text:p text:style-name="P38"><text:span text:style-name="T2">Sistemi Operativi - Prof. Francesco Quaglia</text:span></text:p>
      <text:p text:style-name="P3"/>
      <text:p text:style-name="P3"/>
      <text:p text:style-name="P3"/>
      <text:p text:style-name="P3"/>
      <text:p text:style-name="P3"/>
      <text:p text:style-name="P3">“<text:span text:style-name="T8">C:NEMA</text:span><text:span text:style-name="T7">, sistema di gestione di sale cinematografiche scritto in C”</text:span></text:p>
      <text:p text:style-name="P40"><text:span text:style-name="T1">- Relazione -</text:span></text:p>
      <text:p text:style-name="P2"/>
      <text:p text:style-name="P2"/>
      <text:p text:style-name="P2"/>
      <text:p text:style-name="P2"/>
      <text:p text:style-name="P2"/>
      <text:p text:style-name="P2"/>
      <text:p text:style-name="P41">E<text:span text:style-name="T6">manuele</text:span> Savo</text:p>
      <text:p text:style-name="P42">#0189363</text:p>
      <text:p text:style-name="P37"><text:span text:style-name="T10">emanuele.savo@gmail.com</text:span></text:p>
      <text:p text:style-name="P50"/>
      <text:p text:style-name="P50"/>
      <text:p text:style-name="P49">Indice</text:p>
      <text:p text:style-name="Text_20_body"/>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31">Introduzione contenente le specifiche del progetto</text:p>
          </table:table-cell>
          <table:covered-table-cell/>
          <table:table-cell table:style-name="Table5.A1" office:value-type="string">
            <text:p text:style-name="P45">5</text:p>
          </table:table-cell>
        </table:table-row>
        <table:table-row>
          <table:table-cell table:style-name="Table5.A1" table:number-columns-spanned="2" office:value-type="string">
            <text:p text:style-name="P31"/>
          </table:table-cell>
          <table:covered-table-cell/>
          <table:table-cell table:style-name="Table5.A1" office:value-type="string">
            <text:p text:style-name="P44"/>
          </table:table-cell>
        </table:table-row>
        <table:table-row>
          <table:table-cell table:style-name="Table5.A1" table:number-columns-spanned="2" office:value-type="string">
            <text:p text:style-name="P32">Discussione delle scelte di progetto e realizzative</text:p>
            <text:p text:style-name="P32">e delle tecniche e metodologie generali usate</text:p>
          </table:table-cell>
          <table:covered-table-cell/>
          <table:table-cell table:style-name="Table5.A1" office:value-type="string">
            <text:p text:style-name="P45">5</text:p>
          </table:table-cell>
        </table:table-row>
        <table:table-row>
          <table:table-cell table:style-name="Table5.A1" office:value-type="string">
            <text:p text:style-name="P30"><text:span text:style-name="T28"/></text:p>
          </table:table-cell>
          <table:table-cell table:style-name="Table5.A1" office:value-type="string">
            <text:p text:style-name="P36"><text:span text:style-name="T28">Il server</text:span></text:p>
          </table:table-cell>
          <table:table-cell table:style-name="Table5.A1" office:value-type="string">
            <text:p text:style-name="P27">5</text:p>
          </table:table-cell>
        </table:table-row>
        <table:table-row>
          <table:table-cell table:style-name="Table5.A1" office:value-type="string">
            <text:p text:style-name="P30"><text:span text:style-name="T28"/></text:p>
          </table:table-cell>
          <table:table-cell table:style-name="Table5.A1" office:value-type="string">
            <text:p text:style-name="P36"><text:span text:style-name="T28">Le strutture</text:span></text:p>
          </table:table-cell>
          <table:table-cell table:style-name="Table5.A1" office:value-type="string">
            <text:p text:style-name="P28">7</text:p>
          </table:table-cell>
        </table:table-row>
        <table:table-row>
          <table:table-cell table:style-name="Table5.A1" office:value-type="string">
            <text:p text:style-name="P30"><text:span text:style-name="T28"/></text:p>
          </table:table-cell>
          <table:table-cell table:style-name="Table5.A1" office:value-type="string">
            <text:p text:style-name="P36"><text:span text:style-name="T28">Sviluppi futuri e migliorie</text:span></text:p>
          </table:table-cell>
          <table:table-cell table:style-name="Table5.A1" office:value-type="string">
            <text:p text:style-name="P28">7</text:p>
          </table:table-cell>
        </table:table-row>
        <table:table-row>
          <table:table-cell table:style-name="Table5.A1" office:value-type="string">
            <text:p text:style-name="P30"><text:span text:style-name="T28"/></text:p>
          </table:table-cell>
          <table:table-cell table:style-name="Table5.A1" office:value-type="string">
            <text:p text:style-name="P36"><text:span text:style-name="T28">Il </text:span><text:span text:style-name="T29">client</text:span></text:p>
          </table:table-cell>
          <table:table-cell table:style-name="Table5.A1" office:value-type="string">
            <text:p text:style-name="P28">7</text:p>
          </table:table-cell>
        </table:table-row>
        <table:table-row>
          <table:table-cell table:style-name="Table5.A1" office:value-type="string">
            <text:p text:style-name="P30"><text:span text:style-name="T29"/></text:p>
          </table:table-cell>
          <table:table-cell table:style-name="Table5.A1" office:value-type="string">
            <text:p text:style-name="Standard"/>
          </table:table-cell>
          <table:table-cell table:style-name="Table5.A1" office:value-type="string">
            <text:p text:style-name="P44"/>
          </table:table-cell>
        </table:table-row>
        <table:table-row>
          <table:table-cell table:style-name="Table5.A1" table:number-columns-spanned="2" office:value-type="string">
            <text:p text:style-name="P32"><text:span text:style-name="T26">Breve manuale d'uso dei programmi </text:span></text:p>
            <text:p text:style-name="P32"><text:span text:style-name="T26">(come compilare, come installare)</text:span></text:p>
          </table:table-cell>
          <table:covered-table-cell/>
          <table:table-cell table:style-name="Table5.A1" office:value-type="string">
            <text:p text:style-name="P45">8</text:p>
          </table:table-cell>
        </table:table-row>
        <table:table-row>
          <table:table-cell table:style-name="Table5.A1" office:value-type="string">
            <text:p text:style-name="P30"><text:span text:style-name="T30"/></text:p>
          </table:table-cell>
          <table:table-cell table:style-name="Table5.A1" office:value-type="string">
            <text:p text:style-name="P36"><text:span text:style-name="T30">Compilazione e rimozione</text:span></text:p>
          </table:table-cell>
          <table:table-cell table:style-name="Table5.A1" office:value-type="string">
            <text:p text:style-name="P28">8</text:p>
          </table:table-cell>
        </table:table-row>
        <table:table-row>
          <table:table-cell table:style-name="Table5.A1" office:value-type="string">
            <text:p text:style-name="P30"><text:span text:style-name="T30"/></text:p>
          </table:table-cell>
          <table:table-cell table:style-name="Table5.A1" office:value-type="string">
            <text:p text:style-name="P36"><text:span text:style-name="T31">Esecuzione del server</text:span></text:p>
          </table:table-cell>
          <table:table-cell table:style-name="Table5.A1" office:value-type="string">
            <text:p text:style-name="P28">8</text:p>
          </table:table-cell>
        </table:table-row>
        <table:table-row>
          <table:table-cell table:style-name="Table5.A1" office:value-type="string">
            <text:p text:style-name="P30"><text:span text:style-name="T31"/></text:p>
          </table:table-cell>
          <table:table-cell table:style-name="Table5.A1" office:value-type="string">
            <text:p text:style-name="P36"><text:span text:style-name="T31">Esecuzione del client</text:span></text:p>
          </table:table-cell>
          <table:table-cell table:style-name="Table5.A1" office:value-type="string">
            <text:p text:style-name="P28">9</text:p>
          </table:table-cell>
        </table:table-row>
        <table:table-row>
          <table:table-cell table:style-name="Table5.A1" office:value-type="string">
            <text:p text:style-name="P30"/>
          </table:table-cell>
          <table:table-cell table:style-name="Table5.A1" office:value-type="string">
            <text:p text:style-name="P30"/>
          </table:table-cell>
          <table:table-cell table:style-name="Table5.A1" office:value-type="string">
            <text:p text:style-name="P44"/>
          </table:table-cell>
        </table:table-row>
        <table:table-row>
          <table:table-cell table:style-name="Table5.A1" table:number-columns-spanned="2" office:value-type="string">
            <text:p text:style-name="P33">Licenza del software</text:p>
          </table:table-cell>
          <table:covered-table-cell/>
          <table:table-cell table:style-name="Table5.A1" office:value-type="string">
            <text:p text:style-name="P45">9</text:p>
          </table:table-cell>
        </table:table-row>
      </table:table>
      <text:p text:style-name="P48"/>
      <text:p text:style-name="P48">Introduzione contenente le specifiche del progetto</text:p>
      <text:p text:style-name="P5"/>
      <text:p text:style-name="P5">Il progetto richiedeva la realizzazione di un servizio di prenotazione posti per una sala cinematografica, richiedendo esplicitamente la realizzazione sia dell'applicazione client che di quella server.</text:p>
      <text:p text:style-name="P5"/>
      <text:p text:style-name="P5">Ciascun posto <text:span text:style-name="T25">è </text:span>caratterizzato da un numero di fila, un numero di poltrona, e pu<text:span text:style-name="T25">ò</text:span> essere libero o occupato. <text:s/>Il server accetta e processa sequenzialmente o in concorrenza (a scelta) le richieste di prenotazione di posti dei client (residenti, in generale, su macchine diverse).</text:p>
      <text:p text:style-name="P5"/>
      <text:p text:style-name="P5">Un client deve fornire ad un utente le seguenti funzioni:</text:p>
      <text:p text:style-name="P5"/>
      <text:p text:style-name="P5"><text:tab/>1. <text:tab/>Visualizzare la mappa dei posti in modo da individuare quelli ancora disponibili.</text:p>
      <text:p text:style-name="P5"/>
      <text:p text:style-name="P5"><text:tab/>2. <text:tab/>Inviare al server l'elenco dei posti che si intende prenotare (ciascun posto da <text:tab/><text:tab/><text:tab/>prenotare viene ancora identificato tramite numero di fila e numero di poltrona).</text:p>
      <text:p text:style-name="P5"/>
      <text:p text:style-name="P5"><text:tab/>3. <text:tab/>Attendere dal server la conferma di effettuata prenotazione ed un codice univoco di <text:tab/><text:tab/>prenotazione.</text:p>
      <text:p text:style-name="P5"/>
      <text:p text:style-name="P5"><text:tab/>4. <text:tab/>Disdire una prenotazione per cui si possiede un codice.</text:p>
      <text:p text:style-name="P5"/>
      <text:p text:style-name="P29">Discussione delle scelte di progetto e realizzative, e delle tecniche e metodologie generali usate</text:p>
      <text:p text:style-name="P5"/>
      <text:p text:style-name="P5">Nonostante fosse richiesta anche un'applicazione client il server è stato sviluppato in modo da essere utilizzato trivialmente anche attraverso netcat - non fornendo tuttavia sufficienti protezioni nei confronti di input errati od incompleti. Utilizzando una connessione di tipo TCP, infatti, non è necessario controllare la completezza e l'ordine del traffico dati quanto la loro correttezza sintattica. </text:p>
      <text:p text:style-name="P5"/>
      <text:p text:style-name="P23">Il server</text:p>
      <text:p text:style-name="P5"/>
      <text:p text:style-name="P5">L'applicazione server è stata inizialmente sviluppata in modalità sequenziale single-thread ma con in mente un'architettura facilmente adattabile all'approccio multithread. </text:p>
      <text:p text:style-name="P6"><text:soft-page-break/>Dopo aver inizializzato le strutture relative al networking viene chiesta all'utente la dimensione della sala cinematografica e viene inizializzata una struttura di tipo cinema. </text:p>
      <text:p text:style-name="P7"><text:span text:style-name="T9">Non appena ha </text:span>impostato l'ascolto sulla porta desiderata il server accetta la connessione ed il processo interpreta le stringhe in ingresso tramite la socket come comandi (la funzione analizza esclusivamente il primo carattere poiché il controllo si può implementare più facilmente lato client). <text:s/>In particolare i comandi implementati sono i seguenti:</text:p>
      <text:p text:style-name="P5"/>
      <table:table table:name="Table1" table:style-name="Table1">
        <table:table-column table:style-name="Table1.A"/>
        <table:table-column table:style-name="Table1.B"/>
        <table:table-row>
          <table:table-cell table:style-name="Table1.A1" office:value-type="string">
            <text:p text:style-name="P16"><text:span text:style-name="T12">lI</text:span></text:p>
          </table:table-cell>
          <table:table-cell table:style-name="Table1.B1" office:value-type="string">
            <text:p text:style-name="P18"><text:span text:style-name="T12"><text:s/></text:span><text:span text:style-name="T13">S</text:span>tampa a schermo le prenotazioni distinguendo i posti riservati <text:s/></text:p>
            <text:p text:style-name="P18"><text:span text:style-name="T18"><text:s text:c="2"/>a</text:span>lla prenotazione di codice I </text:p>
            <text:p text:style-name="P14"><text:s text:c="2"/>(nel caso viene omessa mostra posti liberi ed occupati)</text:p>
          </table:table-cell>
        </table:table-row>
        <table:table-row>
          <table:table-cell table:style-name="Table1.A2" office:value-type="string">
            <text:p text:style-name="P16"><text:span text:style-name="T12">gI</text:span></text:p>
          </table:table-cell>
          <table:table-cell table:style-name="Table1.B2" office:value-type="string">
            <text:p text:style-name="P13"><text:span text:style-name="T12"><text:s/></text:span>Risponde 0 se il codice I è disponibile od 1 se è utilizzato</text:p>
          </table:table-cell>
        </table:table-row>
        <table:table-row>
          <table:table-cell table:style-name="Table1.A2" office:value-type="string">
            <text:p text:style-name="P15"><text:span text:style-name="T12">i</text:span></text:p>
          </table:table-cell>
          <table:table-cell table:style-name="Table1.B2" office:value-type="string">
            <text:p text:style-name="P18"><text:span text:style-name="T12"><text:s/></text:span>Risponde con 0 se non sono più disponibili prenotazioni o con </text:p>
            <text:p text:style-name="P18"><text:s text:c="2"/>il primo codice disponibile</text:p>
          </table:table-cell>
        </table:table-row>
        <table:table-row>
          <table:table-cell table:style-name="Table1.A2" office:value-type="string">
            <text:p text:style-name="P15"><text:span text:style-name="T12">y</text:span></text:p>
          </table:table-cell>
          <table:table-cell table:style-name="Table1.B2" office:value-type="string">
            <text:p text:style-name="P18"><text:span text:style-name="T12"><text:s/></text:span>Risponde con 0 se non sono più disponibili prenotazioni o con </text:p>
            <text:p text:style-name="P18"><text:s text:c="2"/>il primo codice disponibile, riservandolo</text:p>
          </table:table-cell>
        </table:table-row>
        <table:table-row>
          <table:table-cell table:style-name="Table1.A2" office:value-type="string">
            <text:p text:style-name="P15"><text:span text:style-name="T12">rI,R1,C1,R2,C2[…].</text:span></text:p>
          </table:table-cell>
          <table:table-cell table:style-name="Table1.B2" office:value-type="string">
            <text:p text:style-name="P14"><text:span text:style-name="T12"><text:s/></text:span>Riserva i posti Rk,Ck (Riga, Colonna) al codice I. </text:p>
            <text:p text:style-name="P14"><text:s text:c="2"/>Qualora alcuni posti non siano disponibili ne riserva altri</text:p>
          </table:table-cell>
        </table:table-row>
        <table:table-row>
          <table:table-cell table:style-name="Table1.A2" office:value-type="string">
            <text:p text:style-name="P15"><text:span text:style-name="T12">fI,N</text:span></text:p>
          </table:table-cell>
          <table:table-cell table:style-name="Table1.B2" office:value-type="string">
            <text:p text:style-name="P4"><text:span text:style-name="T12"><text:s/></text:span>Riserva i primi N posti disponibili al codice I</text:p>
          </table:table-cell>
        </table:table-row>
        <table:table-row>
          <table:table-cell table:style-name="Table1.A2" office:value-type="string">
            <text:p text:style-name="P15"><text:span text:style-name="T12">cI,R1,C1,R2,C2[...].</text:span></text:p>
          </table:table-cell>
          <table:table-cell table:style-name="Table1.B2" office:value-type="string">
            <text:p text:style-name="P18"><text:span text:style-name="T12"><text:s/></text:span>Cancella i posti Rk, Ck dalla prenotazione di codice I, <text:s/></text:p>
            <text:p text:style-name="P18"><text:s text:c="2"/>controllando eventualmente se la prenotazione rimane vuota</text:p>
          </table:table-cell>
        </table:table-row>
        <table:table-row>
          <table:table-cell table:style-name="Table1.A2" office:value-type="string">
            <text:p text:style-name="P15"><text:span text:style-name="T12">uI,N</text:span></text:p>
          </table:table-cell>
          <table:table-cell table:style-name="Table1.B2" office:value-type="string">
            <text:p text:style-name="P4"><text:span text:style-name="T12"><text:s/></text:span>Cancella N posti alla prenotazione di codice I</text:p>
          </table:table-cell>
        </table:table-row>
        <table:table-row>
          <table:table-cell table:style-name="Table1.A2" office:value-type="string">
            <text:p text:style-name="P15"><text:span text:style-name="T12">dI</text:span></text:p>
          </table:table-cell>
          <table:table-cell table:style-name="Table1.B2" office:value-type="string">
            <text:p text:style-name="P4"><text:span text:style-name="T12"><text:s/></text:span>Cancella l'intera prenotazione di codice I</text:p>
          </table:table-cell>
        </table:table-row>
        <table:table-row>
          <table:table-cell table:style-name="Table1.A2" office:value-type="string">
            <text:p text:style-name="P15"><text:span text:style-name="T12">h</text:span></text:p>
          </table:table-cell>
          <table:table-cell table:style-name="Table1.B2" office:value-type="string">
            <text:p text:style-name="P14"><text:span text:style-name="T12"><text:s/></text:span>Stampa un messaggio riassuntivo di questi comandi </text:p>
            <text:p text:style-name="P14"><text:s/>(utilizzabile attraverso netcat)</text:p>
          </table:table-cell>
        </table:table-row>
        <table:table-row>
          <table:table-cell table:style-name="Table1.A2" office:value-type="string">
            <text:p text:style-name="P15"><text:span text:style-name="T12">z</text:span></text:p>
          </table:table-cell>
          <table:table-cell table:style-name="Table1.B2" office:value-type="string">
            <text:p text:style-name="P4"><text:span text:style-name="T12"><text:s/></text:span>Cancella eventuali prenotazioni vuote</text:p>
          </table:table-cell>
        </table:table-row>
        <table:table-row>
          <table:table-cell table:style-name="Table1.A2" office:value-type="string">
            <text:p text:style-name="P15"><text:span text:style-name="T12">x</text:span></text:p>
          </table:table-cell>
          <table:table-cell table:style-name="Table1.B2" office:value-type="string">
            <text:p text:style-name="P4"><text:span text:style-name="T12"><text:s/></text:span>Chiude la connessione con il server</text:p>
          </table:table-cell>
        </table:table-row>
      </table:table>
      <text:p text:style-name="P5"/>
      <text:p text:style-name="P5">Il passaggio al multithread è stato relativamente semplice, poiché è stato necessario implementare esclusivamente una mutex per sequenzializzare l'accesso alla struttura condivisa cinema; una ulteriore mutex è stata utilizzata per limitare il numero massimo di thread tramite un contatore comune.</text:p>
      <text:p text:style-name="P46"><text:span text:style-name="T3">Le strutture</text:span></text:p>
      <text:p text:style-name="P5"/>
      <text:p text:style-name="P5">Fondamentale è la struttura cinema, formata da due unsigned int indicanti le dimensioni della sala e due array monodimensionali delle dimensioni righe*colonne e righe*colonne+1. Questi ultimi due, allocati in memoria mediante calloc (che si occupa di impostare la memoria allocata a zero) indicano rispettivamente i posti della sala e i codici prenotazione disponibili. Grazie a calloc non è stato necessario inizializzare con dei cicli for le due aree di memoria: il valore 0 infatti indica rispettivamente </text:p>
      <text:p text:style-name="P5"/>
      <text:p text:style-name="P5"><text:tab/>*<text:tab/>Un posto libero</text:p>
      <text:p text:style-name="P5"><text:tab/>*<text:tab/>Un codice prenotazione inutilizzato.</text:p>
      <text:p text:style-name="P5"/>
      <text:p text:style-name="P8">Nonostante la sala sia bidimensionale il vettore che la gestisce è monodimensionale poiché si può accedere alle informazioni riguardanti il posto utilizzando l'indice </text:p>
      <text:p text:style-name="P8"/>
      <text:p text:style-name="P8"><text:tab/><text:span text:style-name="T15">i = Riga * (Dimensione Colonne) + colonne.</text:span></text:p>
      <text:p text:style-name="P5"/>
      <text:p text:style-name="P5">La struttura dedicata ad ogni thread contiene le componenti indispensabili, ovvero i puntatori alla struttura cinema relativa, al file descriptor del client correlato, al thread id ed ai mutex.</text:p>
      <text:p text:style-name="P5"/>
      <text:p text:style-name="P23">Sviluppi futuri e migliorie</text:p>
      <text:p text:style-name="P5"/>
      <text:p text:style-name="P8">Una specifica aggiuntiva facilmente implementabile consiste nel gestire un multisala, potendo istanziare più di una struttura di tipo cinema e ponendo più thread in ascolto di più porte, o chiedendo alla connessione a quale sala interfacciarsi. </text:p>
      <text:p text:style-name="P8"/>
      <text:p text:style-name="P8">Altre specifiche implementabili consistono nella possibilità di salvare periodicamente lo stato della sala su un file di testo in modo da poter recuperare le prenotazioni in caso di crash del server, l'a<text:span text:style-name="T23">utenticazione tramite</text:span> password ad una prenotazione <text:span text:style-name="T23">oppure alla gestione della sala da parte di un “amministratore” </text:span></text:p>
      <text:p text:style-name="P5"/>
      <text:p text:style-name="P24">Il <text:span text:style-name="T26">client</text:span></text:p>
      <text:p text:style-name="P29"/>
      <text:p text:style-name="P21"><text:span text:style-name="T27">Il client si limita a guidare l’utente nell’eseguire suddetti comandi attraverso alcuni menù guidati ed un controllo di input ed output.</text:span></text:p>
      <text:p text:style-name="P47">Breve manuale d'uso dei programmi (come compilare, come installare)</text:p>
      <text:p text:style-name="P5"/>
      <text:p text:style-name="P26">Compilazione e rimozione</text:p>
      <text:p text:style-name="P20"/>
      <text:p text:style-name="P5">Il codice sorgente dei programmi è accompagnato da un Makefile che include le seguenti opzioni</text:p>
      <text:p text:style-name="P5"/>
      <table:table table:name="Table2" table:style-name="Table2">
        <table:table-column table:style-name="Table2.A"/>
        <table:table-column table:style-name="Table2.B"/>
        <table:table-column table:style-name="Table2.C"/>
        <table:table-row>
          <table:table-cell table:style-name="Table2.A1" table:number-rows-spanned="5" office:value-type="string">
            <text:p text:style-name="P43">make</text:p>
          </table:table-cell>
          <table:table-cell table:style-name="Table2.A1" office:value-type="string">
            <text:p text:style-name="P43">help</text:p>
          </table:table-cell>
          <table:table-cell table:style-name="Table2.C1" office:value-type="string">
            <text:p text:style-name="P5"><text:s/>Stampa le opzioni disponibili</text:p>
          </table:table-cell>
        </table:table-row>
        <table:table-row>
          <table:covered-table-cell/>
          <table:table-cell table:style-name="Table2.B2" office:value-type="string">
            <text:p text:style-name="P43">client</text:p>
          </table:table-cell>
          <table:table-cell table:style-name="Table2.C2" office:value-type="string">
            <text:p text:style-name="P5"><text:s/>Compila il client</text:p>
          </table:table-cell>
        </table:table-row>
        <table:table-row>
          <table:covered-table-cell/>
          <table:table-cell table:style-name="Table2.B2" office:value-type="string">
            <text:p text:style-name="P43">server</text:p>
          </table:table-cell>
          <table:table-cell table:style-name="Table2.C2" office:value-type="string">
            <text:p text:style-name="P5"><text:s/>Compila il server</text:p>
          </table:table-cell>
        </table:table-row>
        <table:table-row>
          <table:covered-table-cell/>
          <table:table-cell table:style-name="Table2.B2" office:value-type="string">
            <text:p text:style-name="P43">All</text:p>
          </table:table-cell>
          <table:table-cell table:style-name="Table2.C2" office:value-type="string">
            <text:p text:style-name="P5"><text:s/>Compila entrambi gli applicativi</text:p>
          </table:table-cell>
        </table:table-row>
        <table:table-row>
          <table:covered-table-cell/>
          <table:table-cell table:style-name="Table2.B2" office:value-type="string">
            <text:p text:style-name="P43">clean</text:p>
          </table:table-cell>
          <table:table-cell table:style-name="Table2.C2" office:value-type="string">
            <text:p text:style-name="P5"><text:s/>Elimina eventuali applicativi compilati</text:p>
          </table:table-cell>
        </table:table-row>
      </table:table>
      <text:p text:style-name="P5"><text:tab/><text:tab/></text:p>
      <text:p text:style-name="P5">In caso l'utility GNU Make non sia installata è possibile compilare il client con</text:p>
      <text:p text:style-name="P5"/>
      <text:p text:style-name="P5"><text:tab/><text:span text:style-name="T11">gcc -o client client*</text:span></text:p>
      <text:p text:style-name="P5"/>
      <text:p text:style-name="P5">ed il server con</text:p>
      <text:p text:style-name="P5"/>
      <text:p text:style-name="P5"><text:tab/><text:span text:style-name="T11">gcc -o server server* -lpthread</text:span></text:p>
      <text:p text:style-name="P5"/>
      <text:p text:style-name="P5">ed ovviamente è possibile eliminare gli applicativi con i comandi <text:span text:style-name="T11">rm</text:span> <text:span text:style-name="T11">client</text:span> e <text:span text:style-name="T11">rm</text:span> <text:span text:style-name="T11">server</text:span>.</text:p>
      <text:p text:style-name="P5"/>
      <text:p text:style-name="P22"><text:span text:style-name="T4">Esecuzione del server</text:span></text:p>
      <text:p text:style-name="P25"/>
      <text:p text:style-name="P5">Il server si esegue mediante il comando<text:span text:style-name="T11"> ./server</text:span> ed accetta come parametri:</text:p>
      <text:p text:style-name="P5"/>
      <text:p text:style-name="P5"/>
      <table:table table:name="Table3" table:style-name="Table3">
        <table:table-column table:style-name="Table3.A"/>
        <table:table-column table:style-name="Table3.B"/>
        <table:table-column table:style-name="Table3.C"/>
        <table:table-row>
          <table:table-cell table:style-name="Table3.A1" office:value-type="string">
            <text:p text:style-name="P43">-h</text:p>
          </table:table-cell>
          <table:table-cell table:style-name="Table3.A1" office:value-type="string">
            <text:p text:style-name="P43">help</text:p>
          </table:table-cell>
          <table:table-cell table:style-name="Table3.C1" office:value-type="string">
            <text:p text:style-name="P5"><text:s/><text:span text:style-name="T19">M</text:span>essaggio di aiuto</text:p>
          </table:table-cell>
        </table:table-row>
        <table:table-row>
          <table:table-cell table:style-name="Table3.A2" office:value-type="string">
            <text:p text:style-name="P43">-p</text:p>
          </table:table-cell>
          <table:table-cell table:style-name="Table3.A2" office:value-type="string">
            <text:p text:style-name="P43">porta</text:p>
          </table:table-cell>
          <table:table-cell table:style-name="Table3.C2" office:value-type="string">
            <text:p text:style-name="P5"><text:s/><text:span text:style-name="T19">L</text:span>a porta TCP sulla quale porsi in ascolto.</text:p>
          </table:table-cell>
        </table:table-row>
        <table:table-row>
          <table:table-cell table:style-name="Table3.A2" office:value-type="string">
            <text:p text:style-name="P43">-r</text:p>
          </table:table-cell>
          <table:table-cell table:style-name="Table3.A2" office:value-type="string">
            <text:p text:style-name="P43">righe</text:p>
          </table:table-cell>
          <table:table-cell table:style-name="Table3.C2" table:number-rows-spanned="3" office:value-type="string">
            <text:p text:style-name="P9"><text:s/>Dimensioni della sala cinematografica</text:p>
            <text:p text:style-name="P9"><text:s/>(-l crea una sala quadrata)</text:p>
          </table:table-cell>
        </table:table-row>
        <table:table-row>
          <table:table-cell table:style-name="Table3.A2" office:value-type="string">
            <text:p text:style-name="P43">-c</text:p>
          </table:table-cell>
          <table:table-cell table:style-name="Table3.A2" office:value-type="string">
            <text:p text:style-name="P43">colonne</text:p>
          </table:table-cell>
          <table:covered-table-cell/>
        </table:table-row>
        <table:table-row>
          <table:table-cell table:style-name="Table3.A2" office:value-type="string">
            <text:p text:style-name="P43">-<text:span text:style-name="T20">s</text:span></text:p>
          </table:table-cell>
          <table:table-cell table:style-name="Table3.A2" office:value-type="string">
            <text:p text:style-name="P43">lato</text:p>
          </table:table-cell>
          <table:covered-table-cell/>
        </table:table-row>
      </table:table>
      <text:p text:style-name="P10"><text:soft-page-break/>Nel caso tale porta non sia specificata si assume di default il valore 4321. Qualora la porta specificata non sia disponibile il server prova sequenzialmente tutto il range di porte 1-65535, ponendosi in ascolto sulla prima porta disponibile (o terminando qualora non vi siano porte disponibili). </text:p>
      <text:p text:style-name="P10"/>
      <text:p text:style-name="P10">Qualora <text:span text:style-name="T21">vi siano dimensioni mancanti </text:span>il server le richiede a schermo.</text:p>
      <text:p text:style-name="P5"/>
      <text:p text:style-name="P25">Esecuzione del client</text:p>
      <text:p text:style-name="P25"/>
      <text:p text:style-name="P5">Il client si esegue mediante il comando <text:span text:style-name="T11">./client</text:span>, specificando tramite i parametri</text:p>
      <text:p text:style-name="P5"/>
      <text:p text:style-name="P11"><text:tab/></text:p>
      <table:table table:name="Table4" table:style-name="Table4">
        <table:table-column table:style-name="Table4.A"/>
        <table:table-column table:style-name="Table4.B"/>
        <table:table-column table:style-name="Table4.C"/>
        <table:table-row>
          <table:table-cell table:style-name="Table4.A1" office:value-type="string">
            <text:p text:style-name="P17"><text:span text:style-name="T11">-a</text:span></text:p>
          </table:table-cell>
          <table:table-cell table:style-name="Table4.A1" office:value-type="string">
            <text:p text:style-name="P19"><text:span text:style-name="T11">indirizzo</text:span></text:p>
          </table:table-cell>
          <table:table-cell table:style-name="Table4.C1" office:value-type="string">
            <text:p text:style-name="P11"><text:span text:style-name="T22"><text:s/>L</text:span>'indirizzo del server</text:p>
          </table:table-cell>
        </table:table-row>
        <table:table-row>
          <table:table-cell table:style-name="Table4.A2" office:value-type="string">
            <text:p text:style-name="P15"><text:span text:style-name="T11">-p</text:span></text:p>
          </table:table-cell>
          <table:table-cell table:style-name="Table4.A2" office:value-type="string">
            <text:p text:style-name="P15"><text:span text:style-name="T11">port</text:span><text:span text:style-name="T17">a</text:span></text:p>
          </table:table-cell>
          <table:table-cell table:style-name="Table4.C2" office:value-type="string">
            <text:p text:style-name="P11"><text:span text:style-name="T22"><text:s/>L</text:span>a porta del server</text:p>
          </table:table-cell>
        </table:table-row>
      </table:table>
      <text:p text:style-name="P5"/>
      <text:p text:style-name="P5"/>
      <text:p text:style-name="P5">Al posto del client si può utilizzare il tool di sistema netcat mediante il comando </text:p>
      <text:p text:style-name="P5"/>
      <text:p text:style-name="P5"><text:tab/><text:span text:style-name="T11">nc </text:span><text:span text:style-name="T16">&lt;</text:span><text:span text:style-name="T14">indirizzo_del_server</text:span><text:span text:style-name="T11">&gt; </text:span><text:span text:style-name="T16">&lt;</text:span><text:span text:style-name="T14">porta</text:span><text:span text:style-name="T16">&gt;</text:span></text:p>
      <text:p text:style-name="P5"><text:span text:style-name="T16"/></text:p>
      <text:p text:style-name="P12"><text:span text:style-name="T24">(ricordando che via netcat c’è il comando di aiuto rapido “h”).</text:span></text:p>
      <text:p text:style-name="P35"><text:span text:style-name="T5"/></text:p>
      <text:p text:style-name="P35"><text:span text:style-name="T5"/></text:p>
      <text:p text:style-name="P35"><text:span text:style-name="T5">Licenza del Software</text:span></text:p>
      <text:p text:style-name="P34"/>
      <text:p text:style-name="P52">&lt;<text:span text:style-name="T34">c:nema, a simple TCP cinema reservation manager</text:span>&gt;</text:p>
      <text:p text:style-name="Preformatted_20_Text">Copyright (C) &lt;<text:span text:style-name="T34">2019</text:span>&gt; <text:s/>&lt;<text:span text:style-name="T34">Emanuele Savo</text:span>&gt;</text:p>
      <text:p text:style-name="Preformatted_20_Text"/>
      <text:p text:style-name="P53">This program is free software: you can redistribute it and/or modify it under the terms of the GNU General Public License as published by the Free Software Foundation, either version 3 of the License, or (at your option) any later version.</text:p>
      <text:p text:style-name="P53"/>
      <text:p text:style-name="P53">This program is distributed in the hope that it will be useful, but WITHOUT ANY WARRANTY; without even the implied warranty of MERCHANTABILITY or FITNESS FOR A PARTICULAR PURPOSE. See the GNU General Public License for more details.</text:p>
      <text:p text:style-name="Preformatted_20_Text"/>
      <text:p text:style-name="Preformatted_20_Text">You should have received a copy of the GNU General Public License along with this program. If not, see &lt;https://www.gnu.org/licenses/&gt;.</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05cm" style:type="center"/>
          <style:tab-stop style:position="17.4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1.879cm" fo:margin-right="1.71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9</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01:08:26.871011454</meta:creation-date>
    <dc:date>2019-02-19T03:52:35.663134021</dc:date>
    <meta:editing-duration>PT1H53M40S</meta:editing-duration>
    <meta:editing-cycles>38</meta:editing-cycles>
    <meta:generator>LibreOffice/6.0.7.3$Linux_X86_64 LibreOffice_project/00m0$Build-3</meta:generator>
    <meta:document-statistic meta:table-count="5" meta:image-count="0" meta:object-count="0" meta:page-count="9" meta:paragraph-count="148" meta:word-count="1229" meta:character-count="8095" meta:non-whitespace-character-count="6932"/>
  </office:meta>
</office:document-meta>
</file>